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0.88mm" svg:height="92.44mm" svg:x="20.65mm" svg:y="66.14mm">
            <loext:p draw:notify-on-update-of-ranges="Sheet1.A1:Sheet1.A1 Sheet1.A2:Sheet1.A6 Sheet1.B1:Sheet1.B1 Sheet1.B2:Sheet1.B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セルの数</text:p>
          </table:table-cell>
          <table:table-cell office:value-type="string" calcext:value-type="string">
            <text:p>計算時間(s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223" calcext:value-type="float">
            <text:p>4.2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8.096" calcext:value-type="float">
            <text:p>68.0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0000/00/00</text:date>, <text:time style:data-style-name="N2" text:time-value="11:20:38.875915212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00:17:34.469302579</meta:creation-date>
    <dc:date>2017-02-03T11:29:27.376495197</dc:date>
    <meta:editing-duration>PT14M27S</meta:editing-duration>
    <meta:editing-cycles>3</meta:editing-cycles>
    <meta:generator>LibreOffice/5.1.4.2$Linux_X86_64 LibreOffice_project/10m0$Build-2</meta:generator>
    <meta:document-statistic meta:table-count="1" meta:cell-count="12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089cm" svg:height="9.245cm" xlink:href=".." xlink:type="simple" chart:class="chart:scatter" chart:style-name="ch1">
        <chart:plot-area chart:style-name="ch2" table:cell-range-address="Sheet1.A1:Sheet1.B6" chart:data-source-has-labels="row" svg:x="1.312cm" svg:y="0.184cm" svg:width="13.476cm" svg:height="7.948cm">
          <chartooo:coordinate-region svg:x="1.933cm" svg:y="0.384cm" svg:width="12.668cm" svg:height="7.101cm"/>
          <chart:axis chart:dimension="x" chart:name="primary-x" chart:style-name="ch3">
            <chart:title svg:x="7.371cm" svg:y="8.316cm" chart:style-name="ch4">
              <text:p>セルの数</text:p>
            </chart:title>
          </chart:axis>
          <chart:axis chart:dimension="y" chart:name="primary-y" chart:style-name="ch3">
            <chart:title svg:x="0.451cm" svg:y="5.067cm" chart:style-name="ch5">
              <text:p>計算時間(s)</text:p>
            </chart:title>
            <chart:grid chart:style-name="ch6" chart:class="major"/>
          </chart:axis>
          <chart:series chart:style-name="ch7" chart:values-cell-range-address="Sheet1.B2:Sheet1.B6" chart:label-cell-address="Sheet1.B1:Sheet1.B1" chart:class="chart:scatter">
            <chart:domain table:cell-range-address="Sheet1.A2:Sheet1.A6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計算時間(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A2:Sheet1.A6</svg:desc>
                </draw:g>
              </table:table-cell>
              <table:table-cell office:value-type="float" office:value="0.005">
                <text:p>0.005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4.223">
                <text:p>4.2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68.096">
                <text:p>68.0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